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4pt" fo:font-weight="bold" officeooo:rsid="000e8d04" officeooo:paragraph-rsid="0005120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1pt" fo:font-weight="bold" officeooo:rsid="000e8d04" officeooo:paragraph-rsid="00051204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1pt" fo:font-weight="bold" officeooo:rsid="00051204" officeooo:paragraph-rsid="00051204" style:font-size-asian="11pt" style:font-weight-asian="bold" style:font-size-complex="11pt" style:font-weight-complex="bold"/>
    </style:style>
    <style:style style:name="P4" style:family="paragraph" style:parent-style-name="Standard" style:master-page-name="">
      <style:paragraph-properties fo:margin-left="0pt" fo:margin-right="-11.99pt" fo:margin-top="24.01pt" fo:margin-bottom="0pt" style:contextual-spacing="false" fo:text-align="start" style:justify-single-word="false" fo:text-indent="0pt" style:auto-text-indent="false" style:page-number="auto"/>
      <style:text-properties style:font-name="DejaVu Sans" fo:font-size="11pt" fo:font-weight="bold" officeooo:rsid="000e8d04" officeooo:paragraph-rsid="00051204" style:font-size-asian="11pt" style:font-weight-asian="bold" style:font-size-complex="11pt" style:font-weight-complex="bold"/>
    </style:style>
    <style:style style:name="P5" style:family="paragraph" style:parent-style-name="Standard" style:master-page-name="">
      <style:paragraph-properties fo:margin-left="0pt" fo:margin-right="-11.99pt" fo:margin-top="6.01pt" fo:margin-bottom="0pt" style:contextual-spacing="false" fo:text-align="start" style:justify-single-word="false" fo:text-indent="0pt" style:auto-text-indent="false" style:page-number="auto"/>
      <style:text-properties style:font-name="DejaVu Sans" fo:font-size="11pt" fo:font-weight="bold" officeooo:rsid="0005d18e" officeooo:paragraph-rsid="0005d18e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pt" fo:margin-right="0pt" fo:margin-top="6.01pt" fo:margin-bottom="0pt" style:contextual-spacing="false" fo:text-align="start" style:justify-single-word="false" fo:text-indent="0pt" style:auto-text-indent="false"/>
      <style:text-properties style:font-name="DejaVu Sans" fo:font-size="11pt" fo:font-weight="bold" officeooo:rsid="0005d18e" officeooo:paragraph-rsid="0005d18e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pt" fo:margin-right="0pt" fo:margin-top="6.01pt" fo:margin-bottom="0pt" style:contextual-spacing="false" fo:text-align="start" style:justify-single-word="false" fo:text-indent="0pt" style:auto-text-indent="false"/>
      <style:text-properties style:font-name="DejaVu Sans" fo:font-size="11pt" fo:font-weight="bold" officeooo:rsid="0005d18e" officeooo:paragraph-rsid="000942d5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pt" fo:margin-right="0pt" fo:margin-top="6.01pt" fo:margin-bottom="0pt" style:contextual-spacing="false" fo:text-align="start" style:justify-single-word="false" fo:text-indent="0pt" style:auto-text-indent="false"/>
      <style:text-properties style:font-name="DejaVu Sans" fo:font-size="11pt" fo:font-weight="bold" officeooo:rsid="00098f7e" officeooo:paragraph-rsid="00098f7e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pt" fo:margin-right="0pt" fo:margin-top="6.01pt" fo:margin-bottom="0pt" style:contextual-spacing="false" fo:text-align="start" style:justify-single-word="false" fo:text-indent="0pt" style:auto-text-indent="false"/>
      <style:text-properties style:font-name="DejaVu Sans" fo:font-size="11pt" fo:font-weight="bold" officeooo:rsid="001c2882" officeooo:paragraph-rsid="001c2882" style:font-size-asian="11pt" style:font-weight-asian="bold" style:font-size-complex="11pt" style:font-weight-complex="bold"/>
    </style:style>
    <style:style style:name="P10" style:family="paragraph" style:parent-style-name="Standard" style:master-page-name="">
      <style:paragraph-properties fo:margin-left="0pt" fo:margin-right="0pt" fo:margin-top="11.99pt" fo:margin-bottom="0pt" style:contextual-spacing="false" fo:text-align="start" style:justify-single-word="false" fo:text-indent="0pt" style:auto-text-indent="false" style:page-number="auto" fo:keep-with-next="always"/>
      <style:text-properties style:font-name="DejaVu Sans" fo:font-size="12pt" fo:font-weight="bold" officeooo:rsid="0005d18e" officeooo:paragraph-rsid="0005d18e" style:font-size-asian="12pt" style:font-weight-asian="bold" style:font-size-complex="12pt" style:font-weight-complex="bold"/>
    </style:style>
    <style:style style:name="P11" style:family="paragraph" style:parent-style-name="Standard" style:master-page-name="">
      <style:paragraph-properties fo:margin-left="0pt" fo:margin-right="0pt" fo:margin-top="11.99pt" fo:margin-bottom="0pt" style:contextual-spacing="false" fo:text-align="start" style:justify-single-word="false" fo:text-indent="0pt" style:auto-text-indent="false" style:page-number="auto" fo:keep-with-next="always"/>
      <style:text-properties style:font-name="DejaVu Sans" fo:font-size="12pt" fo:font-style="normal" fo:font-weight="bold" officeooo:rsid="000942d5" officeooo:paragraph-rsid="000942d5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margin-left="0pt" fo:margin-right="0pt" fo:margin-top="11.99pt" fo:margin-bottom="0pt" style:contextual-spacing="false" fo:text-align="start" style:justify-single-word="false" fo:text-indent="0pt" style:auto-text-indent="false"/>
      <style:text-properties style:font-name="DejaVu Sans" fo:font-size="11pt" fo:font-weight="bold" officeooo:rsid="00098f7e" officeooo:paragraph-rsid="00098f7e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pt" fo:margin-right="0pt" fo:margin-top="11.99pt" fo:margin-bottom="0pt" style:contextual-spacing="false" fo:text-align="start" style:justify-single-word="false" fo:text-indent="0pt" style:auto-text-indent="false"/>
      <style:text-properties style:font-name="DejaVu Sans" fo:font-size="10pt" fo:font-weight="normal" officeooo:rsid="000c3fc7" officeooo:paragraph-rsid="000c3fc7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pt" fo:margin-right="0pt" fo:margin-top="11.99pt" fo:margin-bottom="0pt" style:contextual-spacing="false" fo:text-align="start" style:justify-single-word="false" fo:text-indent="0pt" style:auto-text-indent="false"/>
      <style:text-properties style:font-name="DejaVu Sans" fo:font-size="10pt" fo:font-weight="normal" officeooo:rsid="0010c026" officeooo:paragraph-rsid="0010c026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pt" fo:margin-right="0pt" fo:margin-top="11.99pt" fo:margin-bottom="0pt" style:contextual-spacing="false" fo:text-align="start" style:justify-single-word="false" fo:text-indent="0pt" style:auto-text-indent="false"/>
      <style:text-properties style:font-name="DejaVu Sans" fo:font-size="10pt" fo:font-weight="bold" officeooo:rsid="00180ca1" officeooo:paragraph-rsid="00180ca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pt" fo:margin-right="0pt" fo:margin-top="11.99pt" fo:margin-bottom="0pt" style:contextual-spacing="false" fo:text-align="start" style:justify-single-word="false" fo:text-indent="0pt" style:auto-text-indent="false"/>
      <style:text-properties style:font-name="DejaVu Sans" fo:font-size="11pt" fo:font-weight="bold" officeooo:rsid="001c2882" officeooo:paragraph-rsid="001c2882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0pt" fo:margin-right="0pt" fo:margin-top="11.99pt" fo:margin-bottom="0pt" style:contextual-spacing="false" fo:text-align="start" style:justify-single-word="false" fo:text-indent="0pt" style:auto-text-indent="false"/>
      <style:text-properties style:font-name="DejaVu Sans" fo:font-size="10pt" fo:font-weight="normal" officeooo:rsid="001d5bcc" officeooo:paragraph-rsid="001d5bcc" style:font-size-asian="10pt" style:font-weight-asian="normal" style:font-size-complex="10pt" style:font-weight-complex="normal"/>
    </style:style>
    <style:style style:name="P18" style:family="paragraph" style:parent-style-name="Standard" style:master-page-name="">
      <style:paragraph-properties fo:margin-left="0pt" fo:margin-right="0pt" fo:margin-top="11.99pt" fo:margin-bottom="0pt" style:contextual-spacing="false" fo:text-align="start" style:justify-single-word="false" fo:text-indent="0pt" style:auto-text-indent="false" style:page-number="auto" fo:keep-with-next="always"/>
      <style:text-properties style:font-name="DejaVu Sans" fo:font-size="12pt" fo:font-style="normal" fo:font-weight="bold" officeooo:rsid="0005d18e" officeooo:paragraph-rsid="0005d18e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 style:master-page-name="">
      <style:paragraph-properties fo:margin-left="0pt" fo:margin-right="0pt" fo:margin-top="11.99pt" fo:margin-bottom="0pt" style:contextual-spacing="false" fo:text-align="start" style:justify-single-word="false" fo:text-indent="0pt" style:auto-text-indent="false" style:page-number="auto" fo:keep-with-next="always"/>
      <style:text-properties style:font-name="DejaVu Sans" fo:font-size="12pt" fo:font-style="normal" fo:font-weight="bold" officeooo:rsid="0005d18e" officeooo:paragraph-rsid="0005d18e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master-page-name="">
      <style:paragraph-properties fo:margin-left="0pt" fo:margin-right="0pt" fo:margin-top="11.99pt" fo:margin-bottom="0pt" style:contextual-spacing="false" fo:text-align="start" style:justify-single-word="false" fo:text-indent="0pt" style:auto-text-indent="false" style:page-number="auto" fo:keep-with-next="always"/>
      <style:text-properties style:font-name="DejaVu Sans" fo:font-size="12pt" fo:font-style="normal" fo:font-weight="bold" officeooo:rsid="0005d18e" officeooo:paragraph-rsid="0005d18e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master-page-name="">
      <style:paragraph-properties fo:margin-left="0pt" fo:margin-right="0pt" fo:margin-top="11.99pt" fo:margin-bottom="0pt" style:contextual-spacing="false" fo:text-align="start" style:justify-single-word="false" fo:text-indent="0pt" style:auto-text-indent="false" style:page-number="auto" fo:keep-with-next="always"/>
      <style:text-properties style:font-name="DejaVu Sans" fo:font-size="12pt" fo:font-style="normal" fo:font-weight="bold" officeooo:rsid="0005d18e" officeooo:paragraph-rsid="0005d18e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master-page-name="">
      <style:paragraph-properties fo:margin-left="0pt" fo:margin-right="0pt" fo:margin-top="11.99pt" fo:margin-bottom="0pt" style:contextual-spacing="false" fo:text-align="start" style:justify-single-word="false" fo:text-indent="0pt" style:auto-text-indent="false" style:page-number="auto" fo:keep-with-next="always"/>
      <style:text-properties style:font-name="DejaVu Sans" fo:font-size="11pt" fo:font-weight="bold" officeooo:rsid="00098f7e" officeooo:paragraph-rsid="00098f7e" style:font-size-asian="11pt" style:font-weight-asian="bold" style:font-size-complex="11pt" style:font-weight-complex="bold"/>
    </style:style>
    <style:style style:name="P23" style:family="paragraph" style:parent-style-name="Standard" style:master-page-name="">
      <style:paragraph-properties fo:margin-left="0pt" fo:margin-right="0pt" fo:margin-top="11.99pt" fo:margin-bottom="0pt" style:contextual-spacing="false" fo:text-align="start" style:justify-single-word="false" fo:text-indent="0pt" style:auto-text-indent="false" style:page-number="auto" fo:keep-with-next="always"/>
      <style:text-properties style:font-name="DejaVu Sans" fo:font-size="12pt" fo:font-style="normal" fo:font-weight="bold" officeooo:rsid="002361e2" officeooo:paragraph-rsid="002361e2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margin-left="18pt" fo:margin-right="0pt" fo:margin-top="6.01pt" fo:margin-bottom="0pt" style:contextual-spacing="false" fo:text-align="start" style:justify-single-word="false" fo:text-indent="0pt" style:auto-text-indent="false"/>
      <style:text-properties style:font-name="DejaVu Sans Mono" fo:font-size="11pt" fo:font-weight="bold" officeooo:rsid="00098f7e" officeooo:paragraph-rsid="00098f7e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18pt" fo:margin-right="0pt" fo:margin-top="6.01pt" fo:margin-bottom="0pt" style:contextual-spacing="false" fo:text-align="start" style:justify-single-word="false" fo:text-indent="0pt" style:auto-text-indent="false"/>
      <style:text-properties style:font-name="DejaVu Sans Mono" fo:font-size="11pt" fo:font-weight="bold" officeooo:rsid="000ed7eb" officeooo:paragraph-rsid="000ed7eb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left="18pt" fo:margin-right="0pt" fo:margin-top="6.01pt" fo:margin-bottom="0pt" style:contextual-spacing="false" fo:text-align="start" style:justify-single-word="false" fo:text-indent="0pt" style:auto-text-indent="false"/>
      <style:text-properties style:font-name="DejaVu Sans Mono" fo:font-size="11pt" fo:font-weight="bold" officeooo:rsid="000ed7eb" officeooo:paragraph-rsid="0010c026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18pt" fo:margin-right="0pt" fo:margin-top="6.01pt" fo:margin-bottom="0pt" style:contextual-spacing="false" fo:text-align="start" style:justify-single-word="false" fo:text-indent="0pt" style:auto-text-indent="false"/>
      <style:text-properties style:font-name="DejaVu Sans Mono" fo:font-size="11pt" fo:font-weight="bold" officeooo:rsid="0019aece" officeooo:paragraph-rsid="0019aece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left="18pt" fo:margin-right="0pt" fo:margin-top="6.01pt" fo:margin-bottom="0pt" style:contextual-spacing="false" fo:text-align="start" style:justify-single-word="false" fo:text-indent="0pt" style:auto-text-indent="false"/>
      <style:text-properties style:font-name="DejaVu Sans Mono" fo:font-size="10pt" fo:font-weight="normal" officeooo:rsid="000c3fc7" officeooo:paragraph-rsid="000c3fc7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18pt" fo:margin-right="0pt" fo:margin-top="6.01pt" fo:margin-bottom="0pt" style:contextual-spacing="false" fo:text-align="start" style:justify-single-word="false" fo:text-indent="0pt" style:auto-text-indent="false"/>
      <style:text-properties style:font-name="DejaVu Sans Mono" fo:font-size="10pt" fo:font-weight="bold" officeooo:rsid="00180ca1" officeooo:paragraph-rsid="00180ca1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18pt" fo:margin-right="0pt" fo:margin-top="6.01pt" fo:margin-bottom="0pt" style:contextual-spacing="false" fo:text-align="start" style:justify-single-word="false" fo:text-indent="0pt" style:auto-text-indent="false"/>
      <style:text-properties style:font-name="DejaVu Sans" fo:font-size="11pt" fo:font-weight="bold" officeooo:rsid="001c2882" officeooo:paragraph-rsid="001c2882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left="18pt" fo:margin-right="0pt" fo:margin-top="6.01pt" fo:margin-bottom="0pt" style:contextual-spacing="false" fo:text-align="start" style:justify-single-word="false" fo:text-indent="0pt" style:auto-text-indent="false" fo:keep-with-next="always"/>
      <style:text-properties style:font-name="DejaVu Sans Mono" fo:font-size="11pt" fo:font-weight="bold" officeooo:rsid="000ed7eb" officeooo:paragraph-rsid="0011c70d" style:font-size-asian="11pt" style:font-weight-asian="bold" style:font-size-complex="11pt" style:font-weight-complex="bold"/>
    </style:style>
    <style:style style:name="P32" style:family="paragraph" style:parent-style-name="Standard">
      <style:paragraph-properties fo:margin-left="18pt" fo:margin-right="0pt" fo:margin-top="11.99pt" fo:margin-bottom="0pt" style:contextual-spacing="false" fo:text-align="start" style:justify-single-word="false" fo:text-indent="0pt" style:auto-text-indent="false"/>
      <style:text-properties style:font-name="DejaVu Sans Mono" fo:font-size="10pt" fo:font-weight="normal" officeooo:rsid="000c3fc7" officeooo:paragraph-rsid="000c3fc7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18pt" fo:margin-right="0pt" fo:margin-top="4pt" fo:margin-bottom="0pt" style:contextual-spacing="false" fo:text-align="start" style:justify-single-word="false" fo:text-indent="0pt" style:auto-text-indent="false"/>
      <style:text-properties style:font-name="DejaVu Sans Mono" fo:font-size="11pt" fo:font-weight="bold" officeooo:rsid="00098f7e" officeooo:paragraph-rsid="00098f7e" style:font-size-asian="11pt" style:font-weight-asian="bold" style:font-size-complex="11pt" style:font-weight-complex="bold"/>
    </style:style>
    <style:style style:name="P34" style:family="paragraph" style:parent-style-name="Standard">
      <style:paragraph-properties fo:margin-left="18pt" fo:margin-right="0pt" fo:margin-top="4pt" fo:margin-bottom="0pt" style:contextual-spacing="false" fo:text-align="start" style:justify-single-word="false" fo:text-indent="0pt" style:auto-text-indent="false"/>
      <style:text-properties style:font-name="DejaVu Sans Mono" fo:font-size="11pt" fo:font-weight="bold" officeooo:rsid="00098f7e" officeooo:paragraph-rsid="000c3fc7" style:font-size-asian="11pt" style:font-weight-asian="bold" style:font-size-complex="11pt" style:font-weight-complex="bold"/>
    </style:style>
    <style:style style:name="P35" style:family="paragraph" style:parent-style-name="Standard">
      <style:paragraph-properties fo:margin-left="18pt" fo:margin-right="0pt" fo:margin-top="4pt" fo:margin-bottom="0pt" style:contextual-spacing="false" fo:text-align="start" style:justify-single-word="false" fo:text-indent="0pt" style:auto-text-indent="false"/>
      <style:text-properties style:font-name="DejaVu Sans Mono" fo:font-size="11pt" fo:font-weight="bold" officeooo:rsid="000ed7eb" officeooo:paragraph-rsid="00179c76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left="18pt" fo:margin-right="0pt" fo:margin-top="4pt" fo:margin-bottom="0pt" style:contextual-spacing="false" fo:text-align="start" style:justify-single-word="false" fo:text-indent="0pt" style:auto-text-indent="false"/>
      <style:text-properties style:font-name="DejaVu Sans Mono" fo:font-size="11pt" fo:font-weight="bold" officeooo:rsid="000ed7eb" officeooo:paragraph-rsid="00180ca1" style:font-size-asian="11pt" style:font-weight-asian="bold" style:font-size-complex="11pt" style:font-weight-complex="bold"/>
    </style:style>
    <style:style style:name="P37" style:family="paragraph" style:parent-style-name="Standard">
      <style:paragraph-properties fo:margin-left="18pt" fo:margin-right="0pt" fo:margin-top="4pt" fo:margin-bottom="0pt" style:contextual-spacing="false" fo:text-align="start" style:justify-single-word="false" fo:text-indent="0pt" style:auto-text-indent="false"/>
      <style:text-properties style:font-name="DejaVu Sans Mono" fo:font-size="11pt" fo:font-weight="bold" officeooo:rsid="0011c70d" officeooo:paragraph-rsid="00179c76" style:font-size-asian="11pt" style:font-weight-asian="bold" style:font-size-complex="11pt" style:font-weight-complex="bold"/>
    </style:style>
    <style:style style:name="P38" style:family="paragraph" style:parent-style-name="Standard">
      <style:paragraph-properties fo:margin-left="18pt" fo:margin-right="0pt" fo:margin-top="4pt" fo:margin-bottom="0pt" style:contextual-spacing="false" fo:text-align="start" style:justify-single-word="false" fo:text-indent="0pt" style:auto-text-indent="false"/>
      <style:text-properties style:font-name="DejaVu Sans Mono" fo:font-size="11pt" fo:font-weight="bold" officeooo:rsid="0019aece" officeooo:paragraph-rsid="0019aece" style:font-size-asian="11pt" style:font-weight-asian="bold" style:font-size-complex="11pt" style:font-weight-complex="bold"/>
    </style:style>
    <style:style style:name="P39" style:family="paragraph" style:parent-style-name="Standard">
      <style:paragraph-properties fo:margin-left="18pt" fo:margin-right="0pt" fo:margin-top="4pt" fo:margin-bottom="0pt" style:contextual-spacing="false" fo:text-align="start" style:justify-single-word="false" fo:text-indent="0pt" style:auto-text-indent="false"/>
      <style:text-properties style:font-name="DejaVu Sans Mono" fo:font-size="11pt" fo:font-weight="bold" officeooo:rsid="0019ff48" officeooo:paragraph-rsid="0019ff48" style:font-size-asian="11pt" style:font-weight-asian="bold" style:font-size-complex="11pt" style:font-weight-complex="bold"/>
    </style:style>
    <style:style style:name="P40" style:family="paragraph" style:parent-style-name="Standard">
      <style:paragraph-properties fo:margin-left="18pt" fo:margin-right="0pt" fo:margin-top="4pt" fo:margin-bottom="0pt" style:contextual-spacing="false" fo:text-align="start" style:justify-single-word="false" fo:text-indent="0pt" style:auto-text-indent="false"/>
      <style:text-properties style:font-name="DejaVu Sans Mono" fo:font-size="10pt" fo:font-weight="normal" officeooo:rsid="000c3fc7" officeooo:paragraph-rsid="000c3fc7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18pt" fo:margin-right="0pt" fo:margin-top="4pt" fo:margin-bottom="0pt" style:contextual-spacing="false" fo:text-align="start" style:justify-single-word="false" fo:text-indent="0pt" style:auto-text-indent="false"/>
      <style:text-properties style:font-name="DejaVu Sans Mono" fo:font-size="10pt" fo:font-weight="bold" officeooo:rsid="00180ca1" officeooo:paragraph-rsid="00180ca1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18pt" fo:margin-right="0pt" fo:margin-top="4pt" fo:margin-bottom="0pt" style:contextual-spacing="false" fo:text-align="start" style:justify-single-word="false" fo:text-indent="0pt" style:auto-text-indent="false" fo:keep-with-next="always"/>
      <style:text-properties style:font-name="DejaVu Sans Mono" fo:font-size="11pt" fo:font-weight="bold" officeooo:rsid="0011c70d" officeooo:paragraph-rsid="00179c76" style:font-size-asian="11pt" style:font-weight-asian="bold" style:font-size-complex="11pt" style:font-weight-complex="bold"/>
    </style:style>
    <style:style style:name="P43" style:family="paragraph" style:parent-style-name="Standard" style:master-page-name="">
      <style:paragraph-properties fo:margin-left="18pt" fo:margin-right="0pt" fo:margin-top="4pt" fo:margin-bottom="0pt" style:contextual-spacing="false" fo:text-align="start" style:justify-single-word="false" fo:text-indent="0pt" style:auto-text-indent="false" style:page-number="auto"/>
      <style:text-properties style:font-name="DejaVu Sans Mono" fo:font-size="10pt" fo:font-weight="bold" officeooo:rsid="00180ca1" officeooo:paragraph-rsid="00180ca1" style:font-size-asian="10pt" style:font-weight-asian="bold" style:font-size-complex="10pt" style:font-weight-complex="bold"/>
    </style:style>
    <style:style style:name="P44" style:family="paragraph" style:parent-style-name="Standard" style:master-page-name="">
      <style:paragraph-properties fo:margin-left="18pt" fo:margin-right="0pt" fo:margin-top="4pt" fo:margin-bottom="0pt" style:contextual-spacing="false" fo:text-align="start" style:justify-single-word="false" fo:text-indent="0pt" style:auto-text-indent="false" style:page-number="auto"/>
      <style:text-properties style:font-name="DejaVu Sans Mono" fo:font-size="10pt" fo:font-weight="normal" officeooo:rsid="001edfee" officeooo:paragraph-rsid="001edfee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18pt" fo:margin-right="0pt" fo:margin-top="0.99pt" fo:margin-bottom="0pt" style:contextual-spacing="false" fo:text-align="start" style:justify-single-word="false" fo:text-indent="0pt" style:auto-text-indent="false"/>
      <style:text-properties style:font-name="DejaVu Sans Mono" fo:font-size="11pt" fo:font-weight="bold" officeooo:rsid="0019aece" officeooo:paragraph-rsid="0019aece" style:font-size-asian="11pt" style:font-weight-asian="bold" style:font-size-complex="11pt" style:font-weight-complex="bold"/>
    </style:style>
    <style:style style:name="P46" style:family="paragraph" style:parent-style-name="Standard">
      <style:paragraph-properties fo:margin-left="18pt" fo:margin-right="0pt" fo:margin-top="0.99pt" fo:margin-bottom="0pt" style:contextual-spacing="false" fo:text-align="start" style:justify-single-word="false" fo:text-indent="0pt" style:auto-text-indent="false"/>
      <style:text-properties style:font-name="DejaVu Sans Mono" fo:font-size="11pt" fo:font-weight="bold" officeooo:rsid="0019ff48" officeooo:paragraph-rsid="0019ff48" style:font-size-asian="11pt" style:font-weight-asian="bold" style:font-size-complex="11pt" style:font-weight-complex="bold"/>
    </style:style>
    <style:style style:name="P47" style:family="paragraph" style:parent-style-name="Standard">
      <style:paragraph-properties fo:margin-left="18pt" fo:margin-right="0pt" fo:margin-top="0.99pt" fo:margin-bottom="0pt" style:contextual-spacing="false" fo:text-align="start" style:justify-single-word="false" fo:text-indent="0pt" style:auto-text-indent="false"/>
      <style:text-properties style:font-name="DejaVu Sans Mono" fo:font-size="11pt" fo:font-weight="bold" officeooo:rsid="001edfee" officeooo:paragraph-rsid="001edfee" style:font-size-asian="11pt" style:font-weight-asian="bold" style:font-size-complex="11pt" style:font-weight-complex="bold"/>
    </style:style>
    <style:style style:name="P48" style:family="paragraph" style:parent-style-name="Standard">
      <style:paragraph-properties fo:margin-left="18pt" fo:margin-right="0pt" fo:margin-top="2.01pt" fo:margin-bottom="0pt" style:contextual-spacing="false" fo:text-align="start" style:justify-single-word="false" fo:text-indent="0pt" style:auto-text-indent="false"/>
      <style:text-properties style:font-name="DejaVu Sans Mono" fo:font-size="11pt" fo:font-weight="bold" officeooo:rsid="001edfee" officeooo:paragraph-rsid="001edfee" style:font-size-asian="11pt" style:font-weight-asian="bold" style:font-size-complex="11pt" style:font-weight-complex="bold"/>
    </style:style>
    <style:style style:name="P49" style:family="paragraph" style:parent-style-name="Footer">
      <style:text-properties style:font-name="DejaVu Sans" fo:font-size="8pt" officeooo:rsid="00068dc5" officeooo:paragraph-rsid="00068dc5" style:font-size-asian="8pt" style:font-size-complex="8pt"/>
    </style:style>
    <style:style style:name="P50" style:family="paragraph">
      <style:paragraph-properties fo:text-align="center"/>
    </style:style>
    <style:style style:name="T1" style:family="text">
      <style:text-properties fo:font-size="10pt" fo:font-weight="normal" officeooo:rsid="007f2fee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0051204" style:font-size-asian="10pt" style:font-weight-asian="normal" style:font-size-complex="10pt" style:font-weight-complex="normal"/>
    </style:style>
    <style:style style:name="T3" style:family="text">
      <style:text-properties fo:font-size="10pt" fo:font-weight="normal" officeooo:rsid="0005d18e" style:font-size-asian="10pt" style:font-weight-asian="normal" style:font-size-complex="10pt" style:font-weight-complex="normal"/>
    </style:style>
    <style:style style:name="T4" style:family="text">
      <style:text-properties fo:font-size="10pt" fo:font-style="italic" fo:font-weight="normal" officeooo:rsid="0005d18e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fo:font-style="italic" fo:font-weight="normal" officeooo:rsid="0012c861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size="10pt" fo:font-style="italic" style:text-underline-style="none" fo:font-weight="normal" officeooo:rsid="0005d18e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10c026" style:font-size-asian="10pt" style:font-style-asian="italic" style:font-size-complex="10pt" style:font-style-complex="italic"/>
    </style:style>
    <style:style style:name="T9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size="10pt" fo:font-style="normal" fo:font-weight="normal" officeooo:rsid="0005d18e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size="10pt" fo:font-style="normal" fo:font-weight="normal" officeooo:rsid="000b7d77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0pt" fo:font-style="normal" fo:font-weight="normal" officeooo:rsid="000c3fc7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ize="10pt" fo:font-style="normal" fo:font-weight="normal" officeooo:rsid="0010c026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10pt" fo:font-style="normal" fo:font-weight="normal" officeooo:rsid="0012c861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size="10pt" fo:font-style="normal" fo:font-weight="normal" officeooo:rsid="00179c76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size="10pt" fo:font-style="normal" fo:font-weight="normal" officeooo:rsid="00180ca1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size="10pt" fo:font-style="normal" fo:font-weight="normal" officeooo:rsid="0022a4ce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size="10pt" fo:font-style="normal" style:text-underline-style="solid" style:text-underline-width="auto" style:text-underline-color="font-color" fo:font-weight="normal" officeooo:rsid="0010c026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size="10pt" fo:font-style="normal" style:font-size-asian="10pt" style:font-style-asian="normal" style:font-size-complex="10pt" style:font-style-complex="normal"/>
    </style:style>
    <style:style style:name="T21" style:family="text">
      <style:text-properties fo:font-size="10pt" fo:font-style="normal" officeooo:rsid="0011c70d" style:font-size-asian="10pt" style:font-style-asian="normal" style:font-size-complex="10pt" style:font-style-complex="normal"/>
    </style:style>
    <style:style style:name="T22" style:family="text">
      <style:text-properties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6pt" officeooo:rsid="00051204" style:font-size-asian="16pt" style:font-size-complex="16pt"/>
    </style:style>
    <style:style style:name="T25" style:family="text">
      <style:text-properties officeooo:rsid="00051204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DejaVu Sans Mono"/>
    </style:style>
    <style:style style:name="T31" style:family="text">
      <style:text-properties style:font-name="DejaVu Sans Mono" fo:font-style="normal" style:font-style-asian="normal" style:font-style-complex="normal"/>
    </style:style>
    <style:style style:name="T32" style:family="text">
      <style:text-properties style:font-name="DejaVu Sans Mono" fo:font-style="normal" officeooo:rsid="000c3fc7" style:font-style-asian="normal" style:font-style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text-position="super 58%"/>
    </style:style>
    <style:style style:name="T35" style:family="text">
      <style:text-properties style:text-position="super 58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style:text-position="0% 100%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2">― </text:span><text:span text:style-name="T23">Ruby </text:span><text:span text:style-name="T24">How-To</text:span><text:span text:style-name="T22"> ―</text:span></text:p>
      <text:p text:style-name="P2">A Reference <text:span text:style-name="T25">List of</text:span></text:p>
      <text:p text:style-name="P3">How To “Do It” in Ruby</text:p>
      <text:p text:style-name="P4"><text:span text:style-name="T1">The</text:span><text:span text:style-name="T2">re are a number of tasks or procedures ― essentially, the use of specific methods to achieve a desired result ― </text:span><text:span text:style-name="T3">which arise rather frequently, but how to do these may not be entirely obvious</text:span><text:span text:style-name="T1">. <text:s/></text:span><text:span text:style-name="T3">For example, there’s the </text:span><text:span text:style-name="T4">enum</text:span><text:span text:style-name="T10">.sort method which, generally speaking, sorts some kind of enumeration into an array in ascending order... But how do you get an array of values sorted in </text:span><text:span text:style-name="T6">descending</text:span><text:span text:style-name="T10"> order?</text:span></text:p>
      <text:p text:style-name="P5"><text:span text:style-name="T9">This reference list should help with a variety of tasks. <text:s/></text:span><text:span text:style-name="T11">Within your REPL (irb), you should experiment and extend these ideas as far as you can…</text:span></text:p>
      <text:p text:style-name="P10"><text:span text:style-name="T28">Sorting</text:span></text:p>
      <text:p text:style-name="P8"><text:span text:style-name="T7">Ascending</text:span><text:span text:style-name="T9">, sort-in-place for an array:</text:span></text:p>
      <text:p text:style-name="P24"><text:span text:style-name="T9">ary = %w{ pig sheep donkey cow horse chicken goose }</text:span></text:p>
      <text:p text:style-name="P33"><text:span text:style-name="T9">ary.sort! <text:s/># =&gt; ["chicken", "cow", "donkey", "goose", "horse", "pig", "sheep"]</text:span></text:p>
      <text:p text:style-name="P13">Note that <text:span text:style-name="T30">ary.sort!</text:span> is equivalent to:</text:p>
      <text:p text:style-name="P28">ary = ary.sort { | a, b | a &lt;=&gt; b } <text:s/># which is same as ary = ary.sort</text:p>
      <text:p text:style-name="P34"><text:span text:style-name="T9"># </text:span><text:span text:style-name="T12">again </text:span><text:span text:style-name="T9">=&gt; ["chicken", "cow", "donkey", "goose", "horse", "pig", "sheep"]</text:span></text:p>
      <text:p text:style-name="P13">So, how might you sort something in descending order?</text:p>
      <text:p text:style-name="P12"><text:span text:style-name="T7">Descending</text:span><text:span text:style-name="T9">:</text:span></text:p>
      <text:p text:style-name="P28"><text:span text:style-name="T28">ary = ary.sort { | a, b | </text:span><text:span text:style-name="T29">b</text:span><text:span text:style-name="T28"> &lt;=&gt; </text:span><text:span text:style-name="T29">a</text:span><text:span text:style-name="T28"> }</text:span></text:p>
      <text:p text:style-name="P40"><text:span text:style-name="T28"># =&gt; ["sheep", "pig", "horse", "goose", "donkey", "cow", "chicken"]</text:span></text:p>
      <text:p text:style-name="P32"><text:span text:style-name="T28">(1..10).sort { | a, b | </text:span><text:span text:style-name="T29">b</text:span><text:span text:style-name="T28"> &lt;=&gt; </text:span><text:span text:style-name="T29">a</text:span><text:span text:style-name="T28"> } <text:s/># =&gt; [10, 9, 8, 7, 6, 5, 4, 3, 2, 1]</text:span></text:p>
      <text:p text:style-name="P17"><text:span text:style-name="T28">But what about just plain old </text:span><text:span text:style-name="T32">(1..10).sort.</text:span><text:span text:style-name="T31">reverse</text:span><text:span text:style-name="T28"> ― is it equivalent? <text:s/>Are there run-time comparisons to be made?</text:span></text:p>
      <text:p text:style-name="P15"><text:span text:style-name="T26">Case [In]Sensitive</text:span><text:span text:style-name="T33">:</text:span></text:p>
      <text:p text:style-name="P29"><text:span text:style-name="T33">dtype = %w{ numeric Numeric ARRAY array hash HasH }</text:span></text:p>
      <text:p text:style-name="P29"><text:span text:style-name="T33">dtype.sort { | a, b | a.downcase &lt;=&gt; b.downcase } <text:s/># same result with .upcase</text:span></text:p>
      <text:p text:style-name="P43"><text:span text:style-name="T33"># =&gt; ["array", "ARRAY", "hash", "HasH", "Numeric", "numeric"]</text:span></text:p>
      <text:p text:style-name="P29"><text:span text:style-name="T33">dtype.sort { |a,b| </text:span>b<text:span text:style-name="T33">.downcase &lt;=&gt; </text:span>a<text:span text:style-name="T33">.downcase } <text:s text:c="4"/># descending</text:span></text:p>
      <text:p text:style-name="P41"><text:span text:style-name="T33"># =&gt; ["numeric", "Numeric", "hash", "HasH", "ARRAY", "array"]</text:span></text:p>
      <text:p text:style-name="P12"><text:span text:style-name="T8">Wo</text:span><text:span text:style-name="T7">rd-</text:span><text:span text:style-name="T8">L</text:span><text:span text:style-name="T7">ength</text:span><text:span text:style-name="T9">:</text:span></text:p>
      <text:p text:style-name="P25"><text:span text:style-name="T9">%w{ hound fox wolf </text:span><text:span text:style-name="T15">dingo </text:span><text:span text:style-name="T9">jackal dog coyote }.sort_by { | w | w.length }</text:span></text:p>
      <text:p text:style-name="P35"><text:span text:style-name="T9"># =&gt; ["dog", "fox", "wolf", "hound", </text:span><text:span text:style-name="T15">"dingo", </text:span><text:span text:style-name="T9">"jackal", "coyote"]</text:span></text:p>
      <text:p text:style-name="P14">Okay, but how about <text:span text:style-name="T27">Descending Word-Length</text:span>:</text:p>
      <text:p text:style-name="P26"><text:span text:style-name="T9">%w{ hound fox wolf </text:span><text:span text:style-name="T15">dingo </text:span><text:span text:style-name="T9">jackal dog coyote }.sort_by { | w | </text:span><text:span text:style-name="T20">-</text:span><text:span text:style-name="T9">w.length }</text:span></text:p>
      <text:p text:style-name="P36"><text:span text:style-name="T9"># =&gt; </text:span><text:span text:style-name="T13">["coyote", "jackal", </text:span><text:span text:style-name="T15">"dingo", </text:span><text:span text:style-name="T13">"hound", "wolf", "</text:span><text:span text:style-name="T19">fox</text:span><text:span text:style-name="T13">", "</text:span><text:span text:style-name="T19">dog</text:span><text:span text:style-name="T13">"] <text:s/></text:span><text:span text:style-name="T16"># descending</text:span></text:p>
      <text:p text:style-name="P22"><text:soft-page-break/><text:span text:style-name="T7">Multi-key</text:span><text:span text:style-name="T9"> </text:span><text:span text:style-name="T14">(see discussion under </text:span><text:span text:style-name="T5">Enumerable: sort_by</text:span><text:span text:style-name="T14"> in the PickAxe book):</text:span></text:p>
      <text:p text:style-name="P31"><text:span text:style-name="T9">%w{ hound fox wolf </text:span><text:span text:style-name="T15">dingo </text:span><text:span text:style-name="T9">jackal dog coyote }.sort_by { | w | </text:span><text:span text:style-name="T21">[ </text:span><text:span text:style-name="T20">w.length, </text:span><text:span text:style-name="T21">w ]</text:span><text:span text:style-name="T9"> }</text:span></text:p>
      <text:p text:style-name="P42"><text:span text:style-name="T9"># =&gt; ["dog", "fox", "wolf", </text:span><text:span text:style-name="T15">"dingo", </text:span><text:span text:style-name="T9">"hound", "coyote", "jackal"]</text:span></text:p>
      <text:p text:style-name="P31"><text:span text:style-name="T9">%w{ hound fox wolf </text:span><text:span text:style-name="T15">dingo</text:span><text:span text:style-name="T9"> jackal dog coyote }.sort_by { | w | </text:span><text:span text:style-name="T21">[ -</text:span><text:span text:style-name="T20">w.length, </text:span><text:span text:style-name="T21">w ]</text:span><text:span text:style-name="T9"> }</text:span></text:p>
      <text:p text:style-name="P37"><text:span text:style-name="T9"># =&gt; ["coyote", "jackal", </text:span><text:span text:style-name="T15">"dingo", </text:span><text:span text:style-name="T9">"hound", "wolf", "</text:span><text:span text:style-name="T18">dog</text:span><text:span text:style-name="T9">", "</text:span><text:span text:style-name="T18">fox</text:span><text:span text:style-name="T9">"]</text:span></text:p>
      <text:p text:style-name="P27"><text:span text:style-name="T9">comp = </text:span><text:span text:style-name="T20">[</text:span><text:span text:style-name="T9"> [ "Bach", "Goldberg Variations", "BWV 988" ],</text:span></text:p>
      <text:p text:style-name="P45"><text:span text:style-name="T9"><text:s text:c="2"/>[ "Beethoven", "Piano Sonata 'Waldstein'", "Opus 53" ],</text:span></text:p>
      <text:p text:style-name="P45"><text:span text:style-name="T9"><text:s text:c="2"/>[ "Kapustin", "Sonatina", "Opus 100" ],</text:span></text:p>
      <text:p text:style-name="P45"><text:span text:style-name="T9"><text:s text:c="2"/>[ "Beethoven", "Diabelli Variations", "Opus 120" ],</text:span></text:p>
      <text:p text:style-name="P45"><text:span text:style-name="T9"><text:s text:c="2"/>[ "Bach", "Art of the Fugue", "BWV 1080" ],</text:span></text:p>
      <text:p text:style-name="P45"><text:span text:style-name="T9"><text:s text:c="2"/>[ "Rachmaninoff", "Piano Sonata Nr 2", "Opus 36" ] </text:span><text:span text:style-name="T20">]</text:span></text:p>
      <text:p text:style-name="P38"><text:span text:style-name="T9">pp comp.sort</text:span></text:p>
      <text:p text:style-name="P45"><text:span text:style-name="T9">[["Bach", "Art of the Fugue", "BWV 1080"],</text:span></text:p>
      <text:p text:style-name="P45"><text:span text:style-name="T9"><text:s/>["Bach", "Goldberg Variations", "BWV 988"],</text:span></text:p>
      <text:p text:style-name="P45"><text:span text:style-name="T9"><text:s/>["Beethoven", "Diabelli Variations", "Opus 120"],</text:span></text:p>
      <text:p text:style-name="P45"><text:span text:style-name="T9"><text:s/>["Beethoven", "Piano Sonata 'Waldstein'", "Opus 53"],</text:span></text:p>
      <text:p text:style-name="P45"><text:span text:style-name="T9"><text:s/>["Kapustin", "Sonatina", "Opus 100"],</text:span></text:p>
      <text:p text:style-name="P45"><text:span text:style-name="T9"><text:s/>["Rachmaninoff", "Piano Sonata Nr 2", "Opus 36"]]</text:span></text:p>
      <text:p text:style-name="P39"><text:span text:style-name="T9">pp comp.</text:span><text:span text:style-name="T20">sort_by</text:span><text:span text:style-name="T9"> { |a,b| </text:span><text:span text:style-name="T20">b[2]</text:span><text:span text:style-name="T9"> &lt;=&gt; </text:span><text:span text:style-name="T20">a[2]</text:span><text:span text:style-name="T9"> } <text:s text:c="2"/># descending by 3</text:span><text:span text:style-name="T35">rd</text:span><text:span text:style-name="T9"> element of tuples</text:span></text:p>
      <text:p text:style-name="P46"><text:span text:style-name="T9">[["Rachmaninoff", "Piano Sonata Nr 2", "Opus 36"],</text:span></text:p>
      <text:p text:style-name="P46"><text:span text:style-name="T9"><text:s/>["Beethoven", "Piano Sonata 'Waldstein'", "Opus 53"],</text:span></text:p>
      <text:p text:style-name="P46"><text:span text:style-name="T9"><text:s/>["Kapustin", "Sonatina", "Opus 100"],</text:span></text:p>
      <text:p text:style-name="P46"><text:span text:style-name="T9"><text:s/>["Beethoven", "Diabelli Variations", "Opus 120"],</text:span></text:p>
      <text:p text:style-name="P46"><text:span text:style-name="T9"><text:s/>["Bach", "Art of the Fugue", "BWV 1080"],</text:span></text:p>
      <text:p text:style-name="P46"><text:span text:style-name="T9"><text:s/>["Bach", "Goldberg Variations", "BWV 988"]]</text:span></text:p>
      <text:p text:style-name="P44"># Major sort key: tuples’ 2<text:span text:style-name="T34">nd</text:span> element; minor key: 3<text:span text:style-name="T34">rd</text:span> element --</text:p>
      <text:p text:style-name="P48"><text:span text:style-name="T9">pp comp.</text:span><text:span text:style-name="T20">sort_by</text:span><text:span text:style-name="T9"> { | a | </text:span><text:span text:style-name="T20">[ a[1], a[2] ]</text:span><text:span text:style-name="T9"> }</text:span></text:p>
      <text:p text:style-name="P47"><text:span text:style-name="T9">[["Bach", "Art of the Fugue", "BWV 1080"],</text:span></text:p>
      <text:p text:style-name="P47"><text:span text:style-name="T9"><text:s/>["Beethoven", "Diabelli Variations", "Opus 120"],</text:span></text:p>
      <text:p text:style-name="P47"><text:span text:style-name="T9"><text:s/>["Bach", "Goldberg Variations", "BWV 988"],</text:span></text:p>
      <text:p text:style-name="P47"><text:span text:style-name="T9"><text:s/>["Beethoven", "Piano Sonata 'Waldstein'", "Opus 53"],</text:span></text:p>
      <text:p text:style-name="P47"><text:span text:style-name="T9"><text:s/>["Rachmaninoff", "Piano Sonata Nr 2", "Opus 36"],</text:span></text:p>
      <text:p text:style-name="P47"><text:span text:style-name="T9"><text:s/>["Kapustin", "Sonatina", "Opus 100"]]</text:span></text:p>
      <text:p text:style-name="P16"><text:span text:style-name="T9">Now that you’ve experimented with these </text:span><text:span text:style-name="T17">examples</text:span><text:span text:style-name="T9">, check out this StackOverflow thread:</text:span></text:p>
      <text:p text:style-name="P30"><text:a xlink:type="simple" xlink:href="http://stackoverflow.com/questions/2642182/sorting-an-array-in-descending-order-in-ruby"><text:span text:style-name="T9">http://stackoverflow.com/questions/2642182/sorting-an-array-in-descending-order-in-ruby</text:span></text:a></text:p>
      <text:p text:style-name="P9"><text:span text:style-name="T9">and do some Internet searching on this topic yourself.</text:span></text:p>
      <text:p text:style-name="P18">Selecting</text:p>
      <text:p text:style-name="P6"><text:span text:style-name="T9">xxx</text:span></text:p>
      <text:p text:style-name="P18">Summing</text:p>
      <text:p text:style-name="P6"><text:span text:style-name="T9">xxx</text:span></text:p>
      <text:p text:style-name="P18">Counting</text:p>
      <text:p text:style-name="P6"><text:span text:style-name="T9">xxx</text:span></text:p>
      <text:p text:style-name="P18"><text:soft-page-break/>Min/Max</text:p>
      <text:p text:style-name="P6"><text:span text:style-name="T9">xxx</text:span></text:p>
      <text:p text:style-name="P23">Printing</text:p>
      <text:p text:style-name="P7"><text:span text:style-name="T9">xxx</text:span></text:p>
      <text:p text:style-name="P11">xxx</text:p>
      <text:p text:style-name="P7"><text:span text:style-name="T9">xxx</text:span></text:p>
      <text:p text:style-name="P11">xxx</text:p>
      <text:p text:style-name="P7"><text:span text:style-name="T9">xxx</text:span></text:p>
      <text:p text:style-name="P7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8pt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Quotations" style:family="paragraph" style:parent-style-name="Standard" style:class="html">
      <style:paragraph-properties fo:margin-left="28.35pt" fo:margin-right="28.35pt" fo:margin-top="0pt" fo:margin-bottom="14.14pt" style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3pt" fo:margin-bottom="6.01pt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1.99pt" fo:margin-bottom="6.01pt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0.01pt" fo:margin-bottom="6.01pt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7pt" fo:margin-bottom="6.01pt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none" style:font-size-asian="10.5pt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text-properties style:font-name="DejaVu Sans" fo:font-size="8pt" officeooo:rsid="00068dc5" officeooo:paragraph-rsid="00068dc5" style:font-size-asian="8pt" style:font-size-complex="8pt"/>
    </style:style>
    <style:style style:name="MP2" style:family="paragraph">
      <style:paragraph-properties fo:text-align="center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0pt" fo:margin-top="14.14pt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-2.24pt" svg:y1="-1.7pt" svg:x2="499.66pt" svg:y2="-1.7pt"><text:p/></draw:line>Ruby How-To<text:tab/><text:tab/>page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in Ricker</meta:initial-creator>
    <meta:creation-date>2014-12-30T11:19:35.509382422</meta:creation-date>
    <dc:date>2014-12-30T16:50:56.952316546</dc:date>
    <dc:creator>Lorin Ricker</dc:creator>
    <meta:editing-duration>PT5H16M</meta:editing-duration>
    <meta:editing-cycles>23</meta:editing-cycles>
    <meta:generator>LibreOffice/4.2.7.2$Linux_X86_64 LibreOffice_project/420m0$Build-2</meta:generator>
    <meta:document-statistic meta:table-count="0" meta:image-count="0" meta:object-count="0" meta:page-count="3" meta:paragraph-count="81" meta:word-count="647" meta:character-count="4007" meta:non-whitespace-character-count="3377"/>
  </office:meta>
</office:document-meta>
</file>